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variant="normal" fo:text-transform="none" fo:color="#000000" loext:opacity="100%" style:text-line-through-style="none" style:text-line-through-type="none" style:font-name="Arial" fo:font-size="16pt" fo:font-style="normal" style:text-underline-style="none" fo:font-weight="normal" style:text-blinking="false" fo:background-color="transparent"/>
    </style:style>
    <style:style style:name="P2" style:family="paragraph" style:parent-style-name="Heading_20_2">
      <style:paragraph-properties fo:margin-top="0.25in" fo:margin-bottom="0.0835in"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normal" style:text-blinking="false" fo:background-color="transparent"/>
    </style:style>
    <style:style style:name="P3"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Heading_20_3">
      <style:paragraph-properties fo:margin-top="0.222in" fo:margin-bottom="0.0555in" style:contextual-spacing="false" fo:line-height="138%" style:writing-mode="lr-tb"/>
      <style:text-properties fo:font-variant="normal" fo:text-transform="none" fo:color="#434343" loext:opacity="100%" style:text-line-through-style="none" style:text-line-through-type="none" style:font-name="Arial" fo:font-size="14pt" fo:font-style="normal" style:text-underline-style="none" fo:font-weight="normal" style:text-blinking="false" fo:background-color="transparent"/>
    </style:style>
    <style:style style:name="P6" style:family="paragraph" style:parent-style-name="Text_20_body">
      <style:paragraph-properties fo:margin-top="0in" fo:margin-bottom="0in" style:contextual-spacing="false" fo:line-height="138%" style:writing-mode="lr-tb"/>
    </style:style>
    <style:style style:name="P7" style:family="paragraph" style:parent-style-name="Text_20_body" style:list-style-name="L1">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docs-internal-guid-a5bbd24f-7fff-9f8b-1d4b-8d615208c422"/>Naloga</text:h>
      <text:h text:style-name="P5" text:outline-level="3">Predpriprava podatkov</text:h>
      <text:p text:style-name="P3">Prenesite si podatke o porabi elektrike vesoljske sonde Mars Express; opis in povezava do podatkov je spodaj. Podatki vsebujejo 33 numeričnih ciljnih atributov, tj., vrednosti, ki jih želimo napovedovati. Ti atributi so zadnji stolpci tabele. Metode za več-ciljno regresijo so zahtevnejše in pogosto nedostopne v orodjih za strojno učenje oz. podatkovno rudarjenje, zato boste podatke pripravili za obdelavo z metodami za običajno regresijo.</text:p>
      <text:p text:style-name="Text_20_body"/>
      <text:p text:style-name="P4">Izberite si eno izmed izmed različic podatkov, tj., različnih ločjivosti, in podatke pripravite za obdelavo tako, da vse ciljne atribute agregirate (vsota/maksimum) v enega.</text:p>
      <text:h text:style-name="P5" text:outline-level="3">Uporaba metod strojnega učenja</text:h>
      <text:p text:style-name="P3">V izbranem orodju za strojno učenje predpripravljene podatke uvozite in na njih naučite napovedne modele. Podatki so preveliki za hitro obravnavo zato poiščite še podmnožico podatkov, na kateri bo napovedni model naučen v zglednem čas<text:tab/>u.</text:p>
      <text:p text:style-name="Text_20_body"/>
      <text:list xml:id="list2511215567" text:style-name="L1">
        <text:list-item>
          <text:p text:style-name="P7">Odlocitvena drevesa (decision trees) - Neza</text:p>
        </text:list-item>
        <text:list-item>
          <text:p text:style-name="P7">Bliznji sosedi (nearest neighbour, k-NN) - Mirza</text:p>
        </text:list-item>
        <text:list-item>
          <text:p text:style-name="P7">Metoda podpornih vektorjev (SVM for regression) - Neza </text:p>
        </text:list-item>
        <text:list-item>
          <text:p text:style-name="P7">Nevronske mreze - Mirza</text:p>
        </text:list-item>
      </text:list>
      <text:h text:style-name="P2" text:outline-level="2">Podatki</text:h>
      <text:p text:style-name="P3">Opis:</text:p>
      <text:p text:style-name="P6"><text:a xlink:type="simple" xlink:href="https://www.nature.com/articles/s41597-022-01336-z" text:style-name="Internet_20_link" text:visited-style-name="Visited_20_Internet_20_Link"><text:span text:style-name="T1">https://www.nature.com/articles/s41597-022-01336-z</text:span></text:a><text:span text:style-name="T2"> </text:span></text:p>
      <text:p text:style-name="Text_20_body"/>
      <text:p text:style-name="P6"><text:span text:style-name="T3">Povezava: </text:span><text:a xlink:type="simple" xlink:href="https://springernature.figshare.com/collections/Machine-learning_ready_data_on_the_Thermal_Power_Consumption_of_the_Mars_Express_Spacecraft/5360420/1" text:style-name="Internet_20_link" text:visited-style-name="Visited_20_Internet_20_Link"><text:span text:style-name="T1">https://springernature.figshare.com/collections/Machine-learning_ready_data_on_the_Thermal_Power_Consumption_of_the_Mars_Express_Spacecraft/5360420/1</text:span></text:a><text:span text:style-name="T2"> </text:span></text:p>
      <text:h text:style-name="P2" text:outline-level="2">Orodja za strojno učenje</text:h>
      <text:p text:style-name="P3">Orange:</text:p>
      <text:p text:style-name="P6"><text:a xlink:type="simple" xlink:href="https://orangedatamining.com/" text:style-name="Internet_20_link" text:visited-style-name="Visited_20_Internet_20_Link"><text:span text:style-name="T1">https://orangedatamining.com/</text:span></text:a></text:p>
      <text:p text:style-name="Text_20_body"/>
      <text:p text:style-name="P3">scikit-learn:</text:p>
      <text:p text:style-name="P6"><text:a xlink:type="simple" xlink:href="https://scikit-learn.org/stable/" text:style-name="Internet_20_link" text:visited-style-name="Visited_20_Internet_20_Link"><text:span text:style-name="T1">https://scikit-learn.org/stable/</text:span></text:a></text:p>
      <text:p text:style-name="Text_20_body"/>
      <text:p text:style-name="P3"><text:soft-page-break/>Weka:</text:p>
      <text:p text:style-name="P6"><text:a xlink:type="simple" xlink:href="https://www.cs.waikato.ac.nz/ml/weka/" text:style-name="Internet_20_link" text:visited-style-name="Visited_20_Internet_20_Link"><text:span text:style-name="T1">https://www.cs.waikato.ac.nz/ml/weka/</text:span></text:a></text:p>
      <text:p text:style-name="Text_20_body"/>
      <text:p text:style-name="P3">R</text:p>
      <text:h text:style-name="P2" text:outline-level="2">Učbeniki za strojno učenje/podatkovno rudarjenje</text:h>
      <text:p text:style-name="P3">An Introduction to Statistical Learning:</text:p>
      <text:p text:style-name="P6"><text:a xlink:type="simple" xlink:href="https://www.statlearning.com/" text:style-name="Internet_20_link" text:visited-style-name="Visited_20_Internet_20_Link"><text:span text:style-name="T1">https://www.statlearning.com/</text:span></text:a><text:span text:style-name="T2"> </text:span></text:p>
      <text:p text:style-name="Text_20_body"/>
      <text:p text:style-name="P3">Data mining: The textbook:</text:p>
      <text:p text:style-name="P6"><text:a xlink:type="simple" xlink:href="https://www.charuaggarwal.net/Data-Mining.htm" text:style-name="Internet_20_link" text:visited-style-name="Visited_20_Internet_20_Link"><text:span text:style-name="T1">https://www.charuaggarwal.net/Data-Mining.htm</text:span></text:a><text:span text:style-name="T2"> </text:span></text:p>
      <text:p text:style-name="Text_20_body"/>
      <text:p text:style-name="P3">Te in druge učbenike si lahko tudi sposodite v fizični obliki.</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5T16:45:35.792266471</meta:creation-date>
    <dc:date>2023-11-16T00:22:53.122448101</dc:date>
    <meta:editing-duration>PT3H29M59S</meta:editing-duration>
    <meta:editing-cycles>2</meta:editing-cycles>
    <meta:generator>LibreOffice/7.3.7.2$Linux_X86_64 LibreOffice_project/30$Build-2</meta:generator>
    <meta:document-statistic meta:table-count="0" meta:image-count="0" meta:object-count="0" meta:page-count="2" meta:paragraph-count="28" meta:word-count="202" meta:character-count="1704" meta:non-whitespace-character-count="1529"/>
  </office:meta>
</office:document-meta>
</file>